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paragraph-rsid="0032a2f7"/>
    </style:style>
    <style:style style:name="P8" style:family="paragraph" style:parent-style-name="Text_20_body">
      <style:text-properties officeooo:rsid="0032a2f7" officeooo:paragraph-rsid="0032a2f7"/>
    </style:style>
    <style:style style:name="P9" style:family="paragraph" style:parent-style-name="Heading_20_4">
      <style:paragraph-properties fo:break-before="page"/>
      <style:text-properties officeooo:rsid="002b912a" officeooo:paragraph-rsid="002ad322"/>
    </style:style>
    <style:style style:name="P10" style:family="paragraph" style:parent-style-name="Text_20_body" style:list-style-name="L1">
      <style:text-properties officeooo:rsid="0032a2f7" officeooo:paragraph-rsid="0032a2f7"/>
    </style:style>
    <style:style style:name="P11" style:family="paragraph" style:parent-style-name="Text_20_body" style:list-style-name="L2">
      <style:text-properties officeooo:rsid="0032a2f7" officeooo:paragraph-rsid="0032a2f7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11bf" style:font-style-asian="italic" style:font-style-complex="italic"/>
    </style:style>
    <style:style style:name="T4" style:family="text">
      <style:text-properties fo:font-style="italic" officeooo:rsid="0032a2f7" style:font-style-asian="italic" style:font-style-complex="italic"/>
    </style:style>
    <style:style style:name="T5" style:family="text">
      <style:text-properties fo:font-style="italic" officeooo:rsid="002ad322" style:font-style-asian="italic" style:font-style-complex="italic"/>
    </style:style>
    <style:style style:name="T6" style:family="text">
      <style:text-properties officeooo:rsid="002b912a"/>
    </style:style>
    <style:style style:name="T7" style:family="text">
      <style:text-properties officeooo:rsid="003011bf"/>
    </style:style>
    <style:style style:name="T8" style:family="text">
      <style:text-properties officeooo:rsid="0032a2f7"/>
    </style:style>
    <style:style style:name="T9" style:family="text">
      <style:text-properties officeooo:rsid="002ad3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7">Python</text:span> Programming Language</text:h>
      <text:p text:style-name="P7"><text:span text:style-name="T9">Should </text:span><text:span text:style-name="T5">$PROJECT_</text:span><text:span text:style-name="T3">PYTHON</text:span><text:span text:style-name="T9"> is set to its source directory in </text:span><text:span text:style-name="T5">CONFIG.toml</text:span><text:span text:style-name="T9"> (default is “</text:span><text:span text:style-name="T5">src</text:span><text:span text:style-name="T3">PYTHON</text:span><text:span text:style-name="T5">/</text:span><text:span text:style-name="T9">”</text:span><text:span text:style-name="T6">)</text:span><text:span text:style-name="T9">, AutomataCI shall</text:span><text:span text:style-name="T6"> </text:span><text:span text:style-name="T8">compile the Python Project using </text:span><text:span text:style-name="T4">pyinstaller</text:span><text:span text:style-name="T8"> into a semi-static single file binary and </text:span><text:span text:style-name="T2">pdoc3</text:span> <text:span text:style-name="T8">for generating documentations.</text:span></text:p>
      <text:p text:style-name="P8">The build process is as follows:</text:p>
      <text:list text:style-name="L1">
        <text:list-item>
          <text:p text:style-name="P10">Product created from <text:span text:style-name="T2">main.py</text:span>.</text:p>
        </text:list-item>
        <text:list-item>
          <text:p text:style-name="P10">Compile into single semi-static binary using <text:span text:style-name="T2">pyinstaller</text:span> with <text:span text:style-name="T2">--onefile</text:span> argument.</text:p>
        </text:list-item>
        <text:list-item>
          <text:p text:style-name="P10">Compile repository documentations using <text:span text:style-name="T2">pdoc3</text:span>.</text:p>
        </text:list-item>
      </text:list>
      <text:p text:style-name="P7"/>
      <text:h text:style-name="Heading_20_6" text:outline-level="6">Documentations</text:h>
      <text:p text:style-name="P8">AutomataCI compiles the repository’s documentations into a set of static website artifact that can be served with static sites service providers like Cloudflare Pages (<text:a xlink:type="simple" xlink:href="https://pages.cloudflare.com/" text:style-name="Internet_20_link" text:visited-style-name="Visited_20_Internet_20_Link">https://pages.cloudflare.com/</text:a>) or GitHub Pages (<text:a xlink:type="simple" xlink:href="https://pages.github.com/" text:style-name="Internet_20_link" text:visited-style-name="Visited_20_Internet_20_Link">https://pages.github.com/</text:a>).</text:p>
      <text:p text:style-name="P8"/>
      <text:h text:style-name="Heading_20_6" text:outline-level="6">Dependencies</text:h>
      <text:p text:style-name="P8">In order for AutomataCI to function properly, the following <text:span text:style-name="T2">PyPi</text:span> packages shall be installed via the <text:span text:style-name="T2">requirements.txt</text:span>:</text:p>
      <text:list text:style-name="L2">
        <text:list-item>
          <text:p text:style-name="P11"><text:span text:style-name="T2">pdoc3</text:span> – documentations</text:p>
        </text:list-item>
        <text:list-item>
          <text:p text:style-name="P11"><text:span text:style-name="T2">pyinstaller</text:span> – for packaging Python files into single semi-linked binar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20M36S</meta:editing-duration>
    <meta:editing-cycles>4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7:21:17.572557428</dc:date>
    <dc:creator>Kean Ho Chew</dc:creator>
    <meta:document-statistic meta:table-count="0" meta:image-count="0" meta:object-count="0" meta:page-count="1" meta:paragraph-count="17" meta:word-count="155" meta:character-count="1144" meta:non-whitespace-character-count="1013"/>
    <meta:template xlink:type="simple" xlink:actuate="onRequest" xlink:title="Official Book" xlink:href="../../templates/Book.ott" meta:date="2023-11-17T20:33:17.245827505"/>
  </office:meta>
</office:document-meta>
</file>